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986cm" table:align="left" style:writing-mode="lr-tb"/>
    </style:style>
    <style:style style:name="Таблица2.A" style:family="table-column">
      <style:table-column-properties style:column-width="0.997cm"/>
    </style:style>
    <style:style style:name="Таблица2.B" style:family="table-column">
      <style:table-column-properties style:column-width="2.124cm"/>
    </style:style>
    <style:style style:name="Таблица2.G" style:family="table-column">
      <style:table-column-properties style:column-width="1.817cm"/>
    </style:style>
    <style:style style:name="Таблица2.H" style:family="table-column">
      <style:table-column-properties style:column-width="2.43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I1" style:family="table-cell">
      <style:table-cell-properties style:vertical-align="middle"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1.628cm"/>
    </style:style>
    <style:style style:name="Таблица4.B" style:family="table-column">
      <style:table-column-properties style:column-width="1.499cm"/>
    </style:style>
    <style:style style:name="Таблица4.C" style:family="table-column">
      <style:table-column-properties style:column-width="2cm"/>
    </style:style>
    <style:style style:name="Таблица4.D" style:family="table-column">
      <style:table-column-properties style:column-width="2.362cm"/>
    </style:style>
    <style:style style:name="Таблица4.E" style:family="table-column">
      <style:table-column-properties style:column-width="0.82cm"/>
    </style:style>
    <style:style style:name="Таблица4.F" style:family="table-column">
      <style:table-column-properties style:column-width="2.436cm"/>
    </style:style>
    <style:style style:name="Таблица4.G" style:family="table-column">
      <style:table-column-properties style:column-width="0.838cm"/>
    </style:style>
    <style:style style:name="Таблица4.I" style:family="table-column">
      <style:table-column-properties style:column-width="1.134cm"/>
    </style:style>
    <style:style style:name="Таблица4.J" style:family="table-column">
      <style:table-column-properties style:column-width="1.637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D2" style:family="table-cell">
      <style:table-cell-properties fo:padding="0.097cm" fo:border-left="0.002cm solid #000000" fo:border-right="none" fo:border-top="none" fo:border-bottom="0.002cm solid #000000"/>
    </style:style>
    <style:style style:name="Таблица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K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985cm" table:align="left" style:writing-mode="lr-tb"/>
    </style:style>
    <style:style style:name="Таблица5.A" style:family="table-column">
      <style:table-column-properties style:column-width="0.956cm"/>
    </style:style>
    <style:style style:name="Таблица5.B" style:family="table-column">
      <style:table-column-properties style:column-width="2.838cm"/>
    </style:style>
    <style:style style:name="Таблица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5.G1" style:family="table-cell">
      <style:table-cell-properties style:vertical-align="middle" fo:padding="0.097cm" fo:border="0.002cm solid #000000"/>
    </style:style>
    <style:style style:name="Таблица5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pag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1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32" style:family="paragraph" style:parent-style-name="Table_20_Contents">
      <style:paragraph-properties fo:margin-left="0cm" fo:margin-right="0cm" fo:margin-top="0.141cm" fo:margin-bottom="0cm" fo:line-height="150%" fo:text-align="start" style:justify-single-word="false" fo:text-indent="0cm" style:auto-text-indent="false" fo:padding="0cm" fo:border="non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able_20_Contents"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 style:text-rotation-angle="9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bold" style:font-name-asian="Times New Roman" style:font-size-asian="8pt" style:font-weight-asian="bold" style:font-name-complex="Times New Roman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name-asian="Times New Roman" style:font-size-asian="8pt" style:font-name-complex="Times New Roman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style:font-name-asian="Times New Roman" style:font-size-asian="6pt" style:font-name-complex="Times New Roman" style:font-size-complex="6pt"/>
    </style:style>
    <style:style style:name="P44" style:family="paragraph" style:parent-style-name="Table_20_Contents">
      <style:text-properties style:font-name="Arial" fo:font-size="8pt" fo:language="ru" fo:country="RU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46" style:family="paragraph" style:parent-style-name="Table_20_Contents">
      <style:text-properties style:font-name="Arial" fo:font-size="8pt" fo:language="en" fo:country="US" style:font-size-asian="8pt" style:font-size-complex="8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9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2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3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5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8" style:family="text">
      <style:text-properties fo:color="#000000" style:text-line-through-style="none" style:font-name="Arial" fo:font-size="10pt" fo:language="en" fo:country="US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0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21" style:family="text">
      <style:text-properties fo:color="#000000" style:text-line-through-style="none" fo:language="ru" fo:country="RU" fo:font-style="normal" style:text-underline-style="none" fo:font-weight="bold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22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color="#000000" style:text-line-through-style="none" fo:language="ru" fo:country="RU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text-line-through-style="none" fo:language="en" fo:country="US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6" style:family="text">
      <style:text-properties fo:language="ru" fo:country="RU"/>
    </style:style>
    <style:style style:name="T27" style:family="text">
      <style:text-properties style:font-name="Arial" fo:font-size="10pt" fo:language="ru" fo:country="RU" style:font-size-asian="10pt" style:font-size-complex="10pt"/>
    </style:style>
    <style:style style:name="T28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29" style:family="text">
      <style:text-properties style:font-name="Arial" fo:font-size="10pt" fo:language="en" fo:country="US" style:font-size-asian="10pt" style:font-size-complex="10pt"/>
    </style:style>
    <style:style style:name="T30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style:font-name="Arial" fo:language="en" fo:country="US"/>
    </style:style>
    <style:style style:name="T33" style:family="text">
      <style:text-properties style:font-name="Arial" fo:language="en" fo:country="US" fo:font-weight="bold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/>
    </style:style>
    <style:style style:name="T37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39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2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333333" style:font-name="Arial2" fo:font-size="10.5pt" fo:letter-spacing="normal" fo:font-style="normal" fo:font-weight="normal"/>
    </style:style>
    <style:style style:name="T45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xml:id="ct247053096" text:id="ct247053096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247053200" text:id="ct247053200">
          <text:insertion>
            <office:change-info>
              <dc:creator>&lt;анонимный&gt;</dc:creator>
              <dc:date>2013-07-17T15:54:00</dc:date>
            </office:change-info>
          </text:insertion>
        </text:changed-region>
        <text:changed-region xml:id="ct247053304" text:id="ct247053304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47053408" text:id="ct247053408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47053512" text:id="ct247053512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247053616" text:id="ct247053616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247053720" text:id="ct247053720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247053824" text:id="ct247053824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247053928" text:id="ct247053928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247054032" text:id="ct247054032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247054136" text:id="ct247054136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247054240" text:id="ct247054240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247054344" text:id="ct247054344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47054448" text:id="ct247054448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47054552" text:id="ct24705455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7054656" text:id="ct247054656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47054760" text:id="ct24705476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7054864" text:id="ct24705486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7054968" text:id="ct24705496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7055072" text:id="ct247055072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47055176" text:id="ct247055176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47055280" text:id="ct247055280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47055384" text:id="ct247055384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47055488" text:id="ct247055488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47055592" text:id="ct247055592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47055696" text:id="ct247055696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47055800" text:id="ct247055800">
          <text:insertion>
            <office:change-info>
              <dc:creator>&lt;анонимный&gt;</dc:creator>
              <dc:date>2013-08-03T11:29:00</dc:date>
            </office:change-info>
          </text:insertion>
        </text:changed-region>
        <text:changed-region xml:id="ct247055904" text:id="ct247055904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47056008" text:id="ct247056008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47056112" text:id="ct247056112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47056216" text:id="ct247056216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47056320" text:id="ct247056320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47056424" text:id="ct247056424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  <text:changed-region xml:id="ct247056528" text:id="ct247056528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47056632" text:id="ct247056632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47362584" text:id="ct247362584">
          <text:insertion>
            <office:change-info>
              <dc:creator>&lt;анонимный&gt;</dc:creator>
              <dc:date>2013-08-02T23:58:00</dc:date>
            </office:change-info>
          </text:insertion>
        </text:changed-region>
        <text:changed-region xml:id="ct247362688" text:id="ct247362688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47362792" text:id="ct247362792">
          <text:insertion>
            <office:change-info>
              <dc:creator>&lt;анонимный&gt;</dc:creator>
              <dc:date>2013-08-02T23:59:00</dc:date>
            </office:change-info>
          </text:insertion>
        </text:changed-region>
        <text:changed-region xml:id="ct247362896" text:id="ct247362896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47363000" text:id="ct247363000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47363104" text:id="ct247363104">
          <text:insertion>
            <office:change-info>
              <dc:creator>&lt;анонимный&gt;</dc:creator>
              <dc:date>2013-08-03T00:17:00</dc:date>
            </office:change-info>
          </text:insertion>
        </text:changed-region>
        <text:changed-region xml:id="ct285918600" text:id="ct285918600">
          <text:insertion>
            <office:change-info>
              <dc:creator>&lt;анонимный&gt;</dc:creator>
              <dc:date>2013-08-04T00:12:00</dc:date>
            </office:change-info>
          </text:insertion>
        </text:changed-region>
        <text:changed-region xml:id="ct285920576" text:id="ct285920576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285918704" text:id="ct285918704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285918288" text:id="ct285918288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285920680" text:id="ct285920680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247363208" text:id="ct247363208">
          <text:insertion>
            <office:change-info>
              <dc:creator>&lt;анонимный&gt;</dc:creator>
              <dc:date>2013-08-03T00:45:00</dc:date>
            </office:change-info>
          </text:insertion>
        </text:changed-region>
        <text:changed-region xml:id="ct247363312" text:id="ct247363312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7363416" text:id="ct247363416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7363520" text:id="ct247363520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7363624" text:id="ct247363624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7363728" text:id="ct247363728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7363832" text:id="ct247363832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47363936" text:id="ct247363936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47364040" text:id="ct247364040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47364144" text:id="ct247364144">
          <text:insertion>
            <office:change-info>
              <dc:creator>&lt;анонимный&gt;</dc:creator>
              <dc:date>2013-08-03T11:02:00</dc:date>
            </office:change-info>
          </text:insertion>
        </text:changed-region>
        <text:changed-region xml:id="ct247364248" text:id="ct247364248">
          <text:insertion>
            <office:change-info>
              <dc:creator>&lt;анонимный&gt;</dc:creator>
              <dc:date>2013-08-03T01:19:00</dc:date>
            </office:change-info>
          </text:insertion>
        </text:changed-region>
        <text:changed-region xml:id="ct247364352" text:id="ct247364352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47364456" text:id="ct247364456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47364560" text:id="ct247364560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47364664" text:id="ct247364664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47364768" text:id="ct247364768">
          <text:insertion>
            <office:change-info>
              <dc:creator>&lt;анонимный&gt;</dc:creator>
              <dc:date>2013-08-03T00:15:00</dc:date>
            </office:change-info>
          </text:insertion>
        </text:changed-region>
        <text:changed-region xml:id="ct247364872" text:id="ct247364872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Министерство здравоохранения Российской Федерации</text:p>
            <text:p text:style-name="P17">ФГБУ «ФНКЦ ДГОИ им. Дмитрия Рогачева»</text:p>
          </table:table-cell>
          <table:table-cell table:style-name="Таблица3.A1" office:value-type="string">
            <text:p text:style-name="P24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6"/>
      <text:p text:style-name="P16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31"><text:span text:style-name="T11">№ медицинской карты: </text:span><text:change-start text:change-id="ct247053096"/><text:span text:style-name="T11">getData('number')</text:span><text:change-end text:change-id="ct247053096"/><text:span text:style-name="T11"> </text:span><text:span text:style-name="T29">(</text:span><text:span text:style-name="T27">Код вида оплаты:</text:span><text:span text:style-name="T17"> </text:span><text:change-start text:change-id="ct247053200"/><text:span text:style-name="T15">getFinanceCode(getData('appealType')['finance']['id'])</text:span><text:change-end text:change-id="ct247053200"/><text:span text:style-name="T11"> )</text:span></text:p>
      <text:p text:style-name="P14"/>
      <text:p text:style-name="P25"><text:span text:style-name="T22">1. Код пациента: </text:span><text:change-start text:change-id="ct247053304"/><text:span text:style-name="T19">getData('patient.id')</text:span><text:change-end text:change-id="ct247053304"/><text:span text:style-name="T20"> <text:tab/></text:span><text:span text:style-name="T22">2. Ф.И.О.: </text:span><text:change-start text:change-id="ct247053408"/><text:span text:style-name="T19">getFullName('patient.name')</text:span><text:change-end text:change-id="ct247053408"/><text:span text:style-name="T22"> </text:span></text:p>
      <text:p text:style-name="P23"><text:span text:style-name="T9">3. Пол: </text:span><text:change-start text:change-id="ct247053512"/><text:span text:style-name="T25">getSex('patient.sex')</text:span><text:change-end text:change-id="ct247053512"/><text:span text:style-name="T13"> <text:tab/></text:span><text:span text:style-name="T9">4. Дата рождения: </text:span><text:change-start text:change-id="ct247053616"/><text:span text:style-name="T11">formatDate('patient.birthDate'</text:span><text:span text:style-name="T17">)</text:span><text:change-end text:change-id="ct247053616"/><text:span text:style-name="T9"> (возраст: </text:span><text:change-start text:change-id="ct247053720"/><text:span text:style-name="T15">getData('age')</text:span><text:change-end text:change-id="ct247053720"/><text:span text:style-name="T9"> )</text:span></text:p>
      <text:p text:style-name="P12">5. Документ, удостов. личность: название, серия, номер: </text:p>
      <text:p text:style-name="P22"><text:span text:style-name="T9"><text:tab/> </text:span><text:change-start text:change-id="ct247053824"/><text:span text:style-name="T11"><office:annotation><dc:creator>&lt;анонимный&gt;</dc:creator><dc:date>2012-12-14T14:52:00.59</dc:date><text:p text:style-name="P47"><text:span text:style-name="T45">do text for idCard in data['patient']['idCards']</text:span></text:p></office:annotation></text:span><text:change-end text:change-id="ct247053824"/><text:change-start text:change-id="ct247053928"/><text:span text:style-name="T11">getData('docType.name', idCard)</text:span><text:change-end text:change-id="ct247053928"/><text:span text:style-name="T28"> </text:span><text:change-start text:change-id="ct247054032"/><text:span text:style-name="T28">getData('series', idCard)</text:span><text:change-end text:change-id="ct247054032"/><text:span text:style-name="T28"> </text:span><text:change-start text:change-id="ct247054136"/><text:span text:style-name="T28">getData('number', idCard)</text:span><text:change-end text:change-id="ct247054136"/><text:span text:style-name="T27"> </text:span></text:p>
      <text:p text:style-name="P27"><text:span text:style-name="T9">6. Адрес: регистрация по месту жительства: </text:span><text:change-start text:change-id="ct247054240"/><text:span text:style-name="T11">getAddress('patient.address.residential')</text:span><text:change-end text:change-id="ct247054240"/><text:span text:style-name="T13"> </text:span></text:p>
      <text:p text:style-name="P22"><text:span text:style-name="T9">7. Код территории проживания: </text:span><text:change-start text:change-id="ct247054344"/><text:span text:style-name="T15">getData('patient.address.residential.street.code')</text:span><text:change-end text:change-id="ct247054344"/><text:span text:style-name="T15">  </text:span><text:span text:style-name="T9">Житель: </text:span><text:change-start text:change-id="ct247054448"/><text:span text:style-name="T11">(simpleIf('patient.address.residential.localityType', 'Село', 'Город'))</text:span><text:change-end text:change-id="ct247054448"/><text:span text:style-name="T13"> </text:span></text:p>
      <text:p text:style-name="P29">8. Страховой полис (серия, номер): </text:p>
      <text:p text:style-name="P20"><text:span text:style-name="T22"><text:tab/> </text:span><text:change-start text:change-id="ct247054552"/><text:span text:style-name="T22"><office:annotation><dc:creator>&lt;анонимный&gt;</dc:creator><dc:date>2012-12-14T14:35:59.60</dc:date><text:p text:style-name="P48"><text:span text:style-name="T48">do text for payment in data['patient']['payments'] </text:span></text:p></office:annotation></text:span><text:change-end text:change-id="ct247054552"/><text:change-start text:change-id="ct247054656"/><text:span text:style-name="T19">getData('policyType.name', payment)</text:span><text:change-end text:change-id="ct247054656"/><text:span text:style-name="T19">, </text:span><text:change-start text:change-id="ct247054760"/><text:span text:style-name="T19">getData('smo.name', payment)</text:span><text:change-end text:change-id="ct247054760"/><text:span text:style-name="T19"> </text:span><text:change-start text:change-id="ct247054864"/><text:span text:style-name="T19">getData('series', payment)</text:span><text:change-end text:change-id="ct247054864"/><text:span text:style-name="T19"> </text:span><text:change-start text:change-id="ct247054968"/><text:span text:style-name="T19">getData('number', payment)</text:span><text:change-end text:change-id="ct247054968"/><text:span text:style-name="T26"> </text:span></text:p>
      <text:p text:style-name="P27"><text:span text:style-name="T9">9. Вид оплаты: </text:span><text:change-start text:change-id="ct247055072"/><text:span text:style-name="T17">getData('appealType')['finance']['name']</text:span><text:change-end text:change-id="ct247055072"/><text:span text:style-name="T9"> </text:span></text:p>
      <text:p text:style-name="P19"><text:span text:style-name="T5">10. Социальный статус: </text:span><text:change-start text:change-id="ct247055176"/><text:span text:style-name="T5"><office:annotation><dc:creator>&lt;анонимный&gt;</dc:creator><dc:date>2012-12-14T15:33:49.60</dc:date><text:p text:style-name="P48"><text:span text:style-name="T47">do text for occupation in data['patient']['occupations']</text:span></text:p></office:annotation></text:span><text:change-end text:change-id="ct247055176"/><text:change-start text:change-id="ct247055280"/><text:span text:style-name="T7">occupation['socialStatus']['status']</text:span><text:change-end text:change-id="ct247055280"/><text:span text:style-name="T7">; </text:span></text:p>
      <text:p text:style-name="P23"><text:span text:style-name="T9">11. Категория льготности: </text:span><text:change-start text:change-id="ct247055384"/><text:span text:style-name="T9"><office:annotation><dc:creator>&lt;анонимный&gt;</dc:creator><dc:date>2012-12-14T15:51:14.61</dc:date><text:p text:style-name="P48"><text:span text:style-name="T47">do text for disability in data['patient']['disabilities']</text:span></text:p></office:annotation></text:span><text:change-end text:change-id="ct247055384"/><text:change-start text:change-id="ct247055488"/><text:span text:style-name="T9">disability['disabilityType']['name']</text:span><text:change-end text:change-id="ct247055488"/><text:span text:style-name="T12"> </text:span></text:p>
      <text:p text:style-name="P19"><text:span text:style-name="T5">12. Кем направлен: </text:span><text:change-start text:change-id="ct247055592"/><text:span text:style-name="T8">getData('assignment.directed')</text:span><text:change-end text:change-id="ct247055592"/><text:span text:style-name="T6"> </text:span></text:p>
      <text:p text:style-name="P23"><text:span text:style-name="T9">13. Кем доставлен: </text:span><text:change-start text:change-id="ct247055696"/><text:span text:style-name="T17">getData('deliveredType')</text:span><text:change-end text:change-id="ct247055696"/><text:span text:style-name="T9"> </text:span></text:p>
      <text:p text:style-name="P22"><text:span text:style-name="T9">14. Диагноз направившего учреждения: </text:span><text:change-start text:change-id="ct247055800"/><text:span text:style-name="T14">findDiagnosis('diagnoses', '</text:span><text:bookmark text:name="docs-internal-guid-37392213-4313-9778-dec6-e1527c311ef9"/><text:span text:style-name="T14">diagReceivedMkb')['mkb']['code']</text:span><text:change-end text:change-id="ct247055800"/><text:span text:style-name="T14"> : </text:span><text:change-start text:change-id="ct247055904"/><text:span text:style-name="T14">findDiagnosis('diagnoses', '</text:span><text:bookmark text:name="docs-internal-guid-37392213-4313-9778-dec6-e1527c311ef91"/><text:span text:style-name="T14">diagReceivedMkb')['mkb']['diagnosis']</text:span><text:change-end text:change-id="ct247055904"/><text:span text:style-name="T13"> </text:span></text:p>
      <text:p text:style-name="P30"><text:span text:style-name="T9">15. Диагноз приемного отделения: </text:span><text:change-start text:change-id="ct247056008"/><text:span text:style-name="T14">findDiagnosis('diagnoses', '</text:span><text:bookmark text:name="docs-internal-guid-37392213-4313-ebc7-d0dd-8f3c988049bb1"/><text:span text:style-name="T14">admissionMkb')['mkb']['code']</text:span><text:change-end text:change-id="ct247056008"/><text:span text:style-name="T14">: </text:span><text:change-start text:change-id="ct247056112"/><text:span text:style-name="T14">findDiagnosis('diagnoses', '</text:span><text:bookmark text:name="docs-internal-guid-37392213-4313-ebc7-d0dd-8f3c988049bb"/><text:span text:style-name="T14">admissionMkb')['mkb']['diagnosis']</text:span><text:change-end text:change-id="ct247056112"/><text:span text:style-name="T13"> </text:span></text:p>
      <text:p text:style-name="P28">16. Доставлен в состоянии опьянения: </text:p>
      <text:p text:style-name="P23"><text:span text:style-name="T9">17. Госпитализирован по поводу данного заболевания в текущем году: </text:span><text:change-start text:change-id="ct247056216"/><text:span text:style-name="T17">getData('appealWithDeseaseThisYear')</text:span><text:change-end text:change-id="ct247056216"/> </text:p>
      <text:p text:style-name="P19"><text:span text:style-name="T5">18. Доставлен в стационар от начала заболевания (получения травмы): </text:span><text:change-start text:change-id="ct247056320"/><text:span text:style-name="T6">getData('deliveredAfterType')</text:span><text:change-end text:change-id="ct247056320"/><text:span text:style-name="T6"> </text:span></text:p>
      <text:p text:style-name="P11">19. Травма: </text:p>
      <text:p text:style-name="P19"><text:span text:style-name="T5">20. Дата поступления в приемное отделение: </text:span><text:change-start text:change-id="ct247056424"/><text:span text:style-name="T8">formatDateTime('rangeAppealDateTime.start')</text:span><text:change-end text:change-id="ct247056424"/><text:span text:style-name="T6"> </text:span></text:p>
      <text:p text:style-name="P11"><text:tab/>Подпись врача приемного отделения: __________________________________________________</text:p>
      <text:p text:style-name="P15"/>
      <text:p text:style-name="P26"><text:span text:style-name="T16">2</text:span><text:span text:style-name="T10">1</text:span><text:span text:style-name="T16">. </text:span><text:span text:style-name="T10">Дата выписки (смерти): </text:span><text:change-start text:change-id="ct247056528"/><text:span text:style-name="T18">formatDate('</text:span><text:span text:style-name="T35">leaved.outcomeDate</text:span><text:span text:style-name="T40">')</text:span><text:change-end text:change-id="ct247056528"/><text:span text:style-name="T36"> </text:span><text:span text:style-name="T26"> </text:span><text:span text:style-name="T10"><text:tab/><text:tab/>Время: </text:span><text:change-start text:change-id="ct247056632"/><text:span text:style-name="T42">formatTime('</text:span><text:span text:style-name="T35">leaved.outcomeDate</text:span><text:span text:style-name="T40">')</text:span><text:change-end text:change-id="ct247056632"/><text:span text:style-name="T37"> </text:span></text:p>
      <text:p text:style-name="P23"><text:span text:style-name="T10">22. Исход госпитализации:</text:span><text:span text:style-name="T27"> </text:span><text:change-start text:change-id="ct247362584"/><text:span text:style-name="T42">getData</text:span><text:span text:style-name="T43">('</text:span><text:span text:style-name="T39">leaved.hospOutcome'</text:span><text:span text:style-name="T43">)</text:span><text:change-end text:change-id="ct247362584"/><text:span text:style-name="T41"> </text:span></text:p>
      <text:p text:style-name="P13">22.1. Результат госпитализации<text:span text:style-name="T2">: </text:span><text:change-start text:change-id="ct247362688"/><text:span text:style-name="T33">getData('result.name')</text:span><text:change-end text:change-id="ct247362688"/><text:span text:style-name="T32"> </text:span></text:p>
      <text:p text:style-name="P23"><text:span text:style-name="T10">23. </text:span><text:span text:style-name="T27">Продолжительность госпитализации (койко-дней): </text:span><text:change-start text:change-id="ct247362792"/><text:span text:style-name="T18">getData</text:span><text:span text:style-name="T30">('</text:span><text:span text:style-name="T34">leaved.hospLength</text:span><text:span text:style-name="T39">')</text:span><text:change-end text:change-id="ct247362792"/><text:span text:style-name="T36"> </text:span></text:p>
      <text:p text:style-name="P23"><text:span text:style-name="T10">24. Листок нетрудоспособности: открыт </text:span><text:change-start text:change-id="ct247362896"/><text:span text:style-name="T18">formatDate</text:span><text:span text:style-name="T18">('</text:span><text:bookmark text:name="docs-internal-guid-3b9a1e70-4092-5e41-92eb-24038b26328c"/><text:span text:style-name="T40">tempInvalid.begDate</text:span><text:span text:style-name="T18">')</text:span><text:change-end text:change-id="ct247362896"/><text:span text:style-name="T10"> закрыт: </text:span><text:change-start text:change-id="ct247363000"/><text:span text:style-name="T18">formatDate</text:span><text:span text:style-name="T18">('</text:span><text:bookmark text:name="docs-internal-guid-3b9a1e70-4092-7957-c065-4bf071f25b8a"/><text:span text:style-name="T40">tempInvalid.endDate</text:span><text:span text:style-name="T18">')</text:span><text:change-end text:change-id="ct247363000"/><text:span text:style-name="T16"> </text:span></text:p>
      <text:p text:style-name="P23"><text:span text:style-name="T10">24.1. </text:span><text:span text:style-name="T31">По уходу за больным      Полных лет:  </text:span><text:change-start text:change-id="ct247363104"/><text:span text:style-name="T29">getData('</text:span><text:bookmark text:name="docs-internal-guid-3b9a1e70-4093-4c12-42f6-8af3e7eb4e4c"/><text:span text:style-name="T38">tempInvalid.age</text:span><text:span text:style-name="T29">')</text:span><text:change-end text:change-id="ct247363104"/><text:span text:style-name="T31">  Пол: муж 1           жен 2   <text:line-break/></text:span><text:span text:style-name="T10">25. </text:span><text:span text:style-name="T31">Движение пациента по отделениям: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column table:style-name="Таблица2.B"/>
        <table:table-row>
          <table:table-cell table:style-name="Таблица2.A1" office:value-type="string">
            <text:p text:style-name="P35">№</text:p>
          </table:table-cell>
          <table:table-cell table:style-name="Таблица2.A1" office:value-type="string">
            <text:p text:style-name="P35">Код отделения</text:p>
          </table:table-cell>
          <table:table-cell table:style-name="Таблица2.A1" office:value-type="string">
            <text:p text:style-name="P35">Профиль коек</text:p>
          </table:table-cell>
          <table:table-cell table:style-name="Таблица2.A1" office:value-type="string">
            <text:p text:style-name="P35">Код врача</text:p>
          </table:table-cell>
          <table:table-cell table:style-name="Таблица2.A1" office:value-type="string">
            <text:p text:style-name="P35">Дата</text:p>
            <text:p text:style-name="P35">поступления</text:p>
          </table:table-cell>
          <table:table-cell table:style-name="Таблица2.A1" office:value-type="string">
            <text:p text:style-name="P35">Дата</text:p>
            <text:p text:style-name="P35">выписки,</text:p>
            <text:p text:style-name="P35">перевода</text:p>
          </table:table-cell>
          <table:table-cell table:style-name="Таблица2.A1" office:value-type="string">
            <text:p text:style-name="P35">Код</text:p>
            <text:p text:style-name="P35">диагноза по МКБ</text:p>
          </table:table-cell>
          <table:table-cell table:style-name="Таблица2.A1" office:value-type="string">
            <text:p text:style-name="P35">Код медицинского стандарта</text:p>
          </table:table-cell>
          <table:table-cell table:style-name="Таблица2.I1" office:value-type="string">
            <text:p text:style-name="P35">Код прерванного </text:p>
            <text:p text:style-name="P35">случая</text:p>
          </table:table-cell>
        </table:table-row>
        <table:table-row>
          <table:table-cell table:style-name="Таблица2.A2" office:value-type="float" office:value="1">
            <text:p text:style-name="P42">1</text:p>
          </table:table-cell>
          <table:table-cell table:style-name="Таблица2.A2" office:value-type="float" office:value="2">
            <text:p text:style-name="P42">2</text:p>
          </table:table-cell>
          <table:table-cell table:style-name="Таблица2.A2" office:value-type="float" office:value="3">
            <text:p text:style-name="P42">3</text:p>
          </table:table-cell>
          <table:table-cell table:style-name="Таблица2.A2" office:value-type="float" office:value="4">
            <text:p text:style-name="P42">4</text:p>
          </table:table-cell>
          <table:table-cell table:style-name="Таблица2.A2" office:value-type="float" office:value="5">
            <text:p text:style-name="P42">5</text:p>
          </table:table-cell>
          <table:table-cell table:style-name="Таблица2.A2" office:value-type="float" office:value="6">
            <text:p text:style-name="P42">6</text:p>
          </table:table-cell>
          <table:table-cell table:style-name="Таблица2.A2" office:value-type="float" office:value="7">
            <text:p text:style-name="P42">7</text:p>
          </table:table-cell>
          <table:table-cell table:style-name="Таблица2.A2" office:value-type="float" office:value="8">
            <text:p text:style-name="P42">8</text:p>
          </table:table-cell>
          <table:table-cell table:style-name="Таблица2.I2" office:value-type="float" office:value="9">
            <text:p text:style-name="P42">9</text:p>
          </table:table-cell>
        </table:table-row>
        <table:table-row>
          <table:table-cell table:style-name="Таблица2.A3" office:value-type="string">
            <text:p text:style-name="P34"><office:annotation><dc:creator>&lt;анонимный&gt;</dc:creator><dc:date>2013-08-03T00:55:30.64</dc:date><text:p text:style-name="P48"><text:span text:style-name="T45">do row for move in data['moves']</text:span></text:p></office:annotation> </text:p>
          </table:table-cell>
          <table:table-cell table:style-name="Таблица2.A3" office:value-type="string">
            <text:p text:style-name="P45">( <text:change-start text:change-id="ct285918600"/>getData('unitId', move)<text:change-end text:change-id="ct285918600"/> ) <text:change-start text:change-id="ct285920576"/>getData('unit', move)<text:change-end text:change-id="ct285920576"/></text:p>
          </table:table-cell>
          <table:table-cell table:style-name="Таблица2.A3" office:value-type="string">
            <text:p text:style-name="P45"><text:change-start text:change-id="ct285918704"/>getData('bed', move)<text:change-end text:change-id="ct285918704"/>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46"><text:change-start text:change-id="ct285918288"/>formatDateTime('admission', move)<text:change-end text:change-id="ct285918288"/></text:p>
          </table:table-cell>
          <table:table-cell table:style-name="Таблица2.A3" office:value-type="string">
            <text:p text:style-name="P46"><text:change-start text:change-id="ct285920680"/>formatDateTime('leave', move)<text:change-end text:change-id="ct285920680"/>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I3" office:value-type="string">
            <text:p text:style-name="P34"/>
          </table:table-cell>
        </table:table-row>
      </table:table>
      <text:p text:style-name="P13"/>
      <text:p text:style-name="P21"><text:span text:style-name="T23">26. </text:span>Хирургические операции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C"/>
        <table:table-column table:style-name="Таблица4.I"/>
        <table:table-column table:style-name="Таблица4.J" table:number-columns-repeated="2"/>
        <table:table-row>
          <table:table-cell table:style-name="Таблица4.A1" table:number-rows-spanned="2" office:value-type="string">
            <text:p text:style-name="P36">Дата,</text:p>
            <text:p text:style-name="P36">час</text:p>
          </table:table-cell>
          <table:table-cell table:style-name="Таблица4.A1" table:number-rows-spanned="2" office:value-type="string">
            <text:p text:style-name="P36">Код хирурга</text:p>
          </table:table-cell>
          <table:table-cell table:style-name="Таблица4.A1" table:number-rows-spanned="2" office:value-type="string">
            <text:p text:style-name="P36">Код отделения</text:p>
          </table:table-cell>
          <table:table-cell table:style-name="Таблица4.A1" table:number-columns-spanned="2" office:value-type="string">
            <text:p text:style-name="P36">Операция</text:p>
          </table:table-cell>
          <table:covered-table-cell/>
          <table:table-cell table:style-name="Таблица4.A1" table:number-columns-spanned="2" office:value-type="string">
            <text:p text:style-name="P36">Осложнение</text:p>
          </table:table-cell>
          <table:covered-table-cell/>
          <table:table-cell table:style-name="Таблица4.A1" table:number-rows-spanned="2" office:value-type="string">
            <text:p text:style-name="P36">Анестезия</text:p>
          </table:table-cell>
          <table:table-cell table:style-name="Таблица4.I1" table:number-columns-spanned="3" office:value-type="string">
            <text:p text:style-name="P36">Использование</text:p>
            <text:p text:style-name="P36">спец. аппаратуры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covered-table-cell/>
          <table:table-cell table:style-name="Таблица4.D2" office:value-type="string">
            <text:p text:style-name="P38">Энд.</text:p>
          </table:table-cell>
          <table:table-cell table:style-name="Таблица4.D2" office:value-type="string">
            <text:p text:style-name="P38">Лазер.</text:p>
          </table:table-cell>
          <table:table-cell table:style-name="Таблица4.K2" office:value-type="string">
            <text:p text:style-name="P38">Криог.</text:p>
          </table:table-cell>
        </table:table-row>
        <table:table-row>
          <table:table-cell table:style-name="Таблица4.A3" office:value-type="float" office:value="1">
            <text:p text:style-name="P43">1</text:p>
          </table:table-cell>
          <table:table-cell table:style-name="Таблица4.A3" office:value-type="float" office:value="2">
            <text:p text:style-name="P43">2</text:p>
          </table:table-cell>
          <table:table-cell table:style-name="Таблица4.A3" office:value-type="float" office:value="3">
            <text:p text:style-name="P43">3</text:p>
          </table:table-cell>
          <table:table-cell table:style-name="Таблица4.A3" office:value-type="float" office:value="4">
            <text:p text:style-name="P43">4</text:p>
          </table:table-cell>
          <table:table-cell table:style-name="Таблица4.A3" office:value-type="float" office:value="5">
            <text:p text:style-name="P43">5</text:p>
          </table:table-cell>
          <table:table-cell table:style-name="Таблица4.A3" office:value-type="float" office:value="6">
            <text:p text:style-name="P43">6</text:p>
          </table:table-cell>
          <table:table-cell table:style-name="Таблица4.A3" office:value-type="float" office:value="7">
            <text:p text:style-name="P43">7</text:p>
          </table:table-cell>
          <table:table-cell table:style-name="Таблица4.A3" office:value-type="float" office:value="8">
            <text:p text:style-name="P43">8</text:p>
          </table:table-cell>
          <table:table-cell table:style-name="Таблица4.A3" office:value-type="float" office:value="9">
            <text:p text:style-name="P43">9</text:p>
          </table:table-cell>
          <table:table-cell table:style-name="Таблица4.A3" office:value-type="float" office:value="10">
            <text:p text:style-name="P43">10</text:p>
          </table:table-cell>
          <table:table-cell table:style-name="Таблица4.K3" office:value-type="float" office:value="11">
            <text:p text:style-name="P43">11</text:p>
          </table:table-cell>
        </table:table-row>
        <table:table-row>
          <table:table-cell table:style-name="Таблица4.D2" office:value-type="string">
            <text:p text:style-name="P37"><office:annotation><dc:creator>&lt;анонимный&gt;</dc:creator><dc:date>2013-08-03T00:32:04.67</dc:date><text:p text:style-name="P48"><text:span text:style-name="T46">do row for operation in data['operations']</text:span></text:p></office:annotation> <text:span text:style-name="T2">formatDate('begDate', operation) – formatDate('endDate', <text:s/>operation)</text:span></text:p>
          </table:table-cell>
          <table:table-cell table:style-name="Таблица4.D2" office:value-type="string">
            <text:p text:style-name="P41">getData('personCode', operation) <text:line-break/>getFullName('personName.name', operation)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41">getData('operationName', operation)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37"><text:span text:style-name="T2">getData('c</text:span>omplicationName, <text:span text:style-name="T2">operation)</text:span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37"><text:span text:style-name="T2">getData('m</text:span>ethodAnesthesia, <text:s/><text:span text:style-name="T2">operation)</text:span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37"/>
          </table:table-cell>
          <table:table-cell table:style-name="Таблица4.K2" office:value-type="string">
            <text:p text:style-name="P37"/>
          </table:table-cell>
        </table:table-row>
      </table:table>
      <text:p text:style-name="P15"/>
      <text:p text:style-name="P23"><text:span text:style-name="T10">27. </text:span><text:span text:style-name="T31">Обследован: </text:span><text:span text:style-name="T29">RW</text:span><text:span text:style-name="T31">1 </text:span><text:span text:style-name="T29">[ </text:span><text:change-start text:change-id="ct247363208"/><text:span text:style-name="T29">getData('</text:span><text:bookmark text:name="docs-internal-guid-3b9a1e70-40c6-b6c9-7a31-cda8b557f9b9"/><text:span text:style-name="T41">laboratory.RW</text:span><text:span text:style-name="T29">')</text:span><text:change-end text:change-id="ct247363208"/><text:span text:style-name="T29"> ] <text:tab/>AIDS</text:span><text:span text:style-name="T31">2 </text:span><text:span text:style-name="T29">[ <text:s/>]</text:span></text:p>
      <text:p text:style-name="P21"><text:span text:style-name="T23">28. </text:span>Диагноз стационара (при выписке): 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row>
          <table:table-cell table:style-name="Таблица5.A1" office:value-type="string">
            <text:p text:style-name="P36"/>
          </table:table-cell>
          <table:table-cell table:style-name="Таблица5.A1" office:value-type="string">
            <text:p text:style-name="P40">Основное заболева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Осложне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Сопутствующее</text:p>
            <text:p text:style-name="P36">заболевание</text:p>
          </table:table-cell>
          <table:table-cell table:style-name="Таблица5.G1" office:value-type="string">
            <text:p text:style-name="P36">Код </text:p>
            <text:p text:style-name="P36">МКБ</text:p>
          </table:table-cell>
        </table:table-row>
        <table:table-row>
          <table:table-cell table:style-name="Таблица5.A2" office:value-type="string">
            <text:p text:style-name="P39">Клинический<text:line-break/> заключительны</text:p>
          </table:table-cell>
          <table:table-cell table:style-name="Таблица5.B2" office:value-type="string">
            <text:p text:style-name="P44"><text:change-start text:change-id="ct247363312"/>findDiagnosis('diagnoses', 'mainDiagMkb')['mkb']['diagnosis']<text:change-end text:change-id="ct247363312"/></text:p>
          </table:table-cell>
          <table:table-cell table:style-name="Таблица5.B2" office:value-type="string">
            <text:p text:style-name="P33"><text:change-start text:change-id="ct247363416"/><text:span text:style-name="T26">findDiagnosis('diagnoses', '</text:span><text:bookmark text:name="docs-internal-guid-5c9ebf0a-430c-3b4f-7932-1d5fbf6640c41"/><text:span text:style-name="T26">mainDiagMkb</text:span><text:span text:style-name="T2">'</text:span><text:span text:style-name="T26">)['mkb']['code']</text:span><text:change-end text:change-id="ct247363416"/></text:p>
          </table:table-cell>
          <table:table-cell table:style-name="Таблица5.B2" office:value-type="string">
            <text:p text:style-name="P33"><text:change-start text:change-id="ct247363520"/><text:span text:style-name="T26">findDiagnosis('diagnoses', '</text:span><text:bookmark text:name="docs-internal-guid-37392213-430e-bd39-669d-f82175c3d44a"/><text:span text:style-name="T26">diagComplMkb')['mkb']['diagnosis']</text:span><text:change-end text:change-id="ct247363520"/><text:span text:style-name="T26"> </text:span></text:p>
          </table:table-cell>
          <table:table-cell table:style-name="Таблица5.B2" office:value-type="string">
            <text:p text:style-name="P33"><text:change-start text:change-id="ct247363624"/><text:span text:style-name="T26">findDiagnosis('diagnoses', '</text:span><text:bookmark text:name="docs-internal-guid-37392213-430e-bd39-669d-f82175c3d44a1"/><text:span text:style-name="T26">diagComplMkb</text:span><text:span text:style-name="T2">'</text:span><text:span text:style-name="T26">)['mkb']['code']</text:span><text:change-end text:change-id="ct247363624"/></text:p>
          </table:table-cell>
          <table:table-cell table:style-name="Таблица5.B2" office:value-type="string">
            <text:p text:style-name="P33"><text:change-start text:change-id="ct247363728"/><text:span text:style-name="T26">findDiagnosis('diagnoses', '</text:span><text:bookmark text:name="docs-internal-guid-37392213-430f-4862-f95a-3e66446fe2a2"/><text:span text:style-name="T26">assocDiagMkb')['mkb']['diagnosis']</text:span><text:change-end text:change-id="ct247363728"/><text:span text:style-name="T26"> </text:span></text:p>
          </table:table-cell>
          <table:table-cell table:style-name="Таблица5.G2" office:value-type="string">
            <text:p text:style-name="P33"><text:change-start text:change-id="ct247363832"/><text:span text:style-name="T26">findDiagnosis('diagnoses', '</text:span><text:bookmark text:name="docs-internal-guid-37392213-430f-4862-f95a-3e66446fe2a21"/><text:span text:style-name="T26">assocDiagMkb</text:span><text:span text:style-name="T2">'</text:span><text:span text:style-name="T26">)['mkb']['code']</text:span><text:change-end text:change-id="ct247363832"/></text:p>
          </table:table-cell>
        </table:table-row>
        <table:table-row>
          <table:table-cell table:style-name="Таблица5.B2" office:value-type="string">
            <text:p text:style-name="P39">Патолого-<text:line-break/>анатомический</text:p>
          </table:table-cell>
          <table:table-cell table:style-name="Таблица5.B2" office:value-type="string">
            <text:p text:style-name="P33"><text:change-start text:change-id="ct247363936"/><text:span text:style-name="T26">findDiagnosis('diagnoses', '</text:span><text:bookmark text:name="docs-internal-guid-37392213-4310-28bd-5385-3d22053240e3"/><text:span text:style-name="T26">mainDiagMkbPat ')['mkb']['diagnosis']</text:span><text:change-end text:change-id="ct247363936"/></text:p>
          </table:table-cell>
          <table:table-cell table:style-name="Таблица5.B2" office:value-type="string">
            <text:p text:style-name="P33"><text:change-start text:change-id="ct247364040"/><text:span text:style-name="T26">findDiagnosis('diagnoses', '</text:span><text:bookmark text:name="docs-internal-guid-37392213-4310-28bd-5385-3d22053240e31"/><text:span text:style-name="T26">mainDiagMkbPat </text:span><text:span text:style-name="T2">'</text:span><text:span text:style-name="T26">)['mkb']['code']</text:span><text:change-end text:change-id="ct247364040"/></text:p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G2" office:value-type="string">
            <text:p text:style-name="P37"/>
          </table:table-cell>
        </table:table-row>
      </table:table>
      <text:p text:style-name="P13"/>
      <text:p text:style-name="P23"><text:span text:style-name="T10">29. Дефекты догоспитального этапа: </text:span><text:change-start text:change-id="ct247364144"/><text:span text:style-name="T16">getData('preHospitalDefects')</text:span><text:change-end text:change-id="ct247364144"/><text:span text:style-name="T44"> </text:span></text:p>
      <text:p text:style-name="P21"><text:span text:style-name="T23">30. </text:span><text:span text:style-name="T21">Код вида ВМП</text:span><text:span text:style-name="T23">: </text:span><text:span text:style-name="T24">getData('</text:span><text:span text:style-name="T23">quoting.quotaType_id</text:span><text:span text:style-name="T24">') </text:span><text:change-start text:change-id="ct247364248"/><text:span text:style-name="T24">getData('</text:span><text:span text:style-name="T23">quoting.quotaTypeName</text:span><text:span text:style-name="T24">')</text:span><text:change-end text:change-id="ct247364248"/><text:span text:style-name="T24"> </text:span></text:p>
      <text:p text:style-name="P21"><text:span text:style-name="T21">Метод лечения</text:span><text:span text:style-name="T23">: </text:span><text:change-start text:change-id="ct247364352"/><text:span text:style-name="T24">getData('</text:span><text:span text:style-name="T23">quoting.treatmentName</text:span><text:span text:style-name="T24">')</text:span><text:change-end text:change-id="ct247364352"/><text:span text:style-name="T24"> </text:span></text:p>
      <text:p text:style-name="P21"><text:span text:style-name="T21">Модель пациента</text:span><text:span text:style-name="T23">: </text:span><text:change-start text:change-id="ct247364456"/><text:span text:style-name="T24">getData('</text:span><text:span text:style-name="T23">quoting.patientModelName</text:span><text:span text:style-name="T24">')</text:span><text:change-end text:change-id="ct247364456"/><text:span text:style-name="T23"> </text:span></text:p>
      <text:p text:style-name="P23"><text:soft-page-break/><text:span text:style-name="T10">31. Дата следующей госпитализации в текущем году: </text:span><text:change-start text:change-id="ct247364560"/><text:span text:style-name="T18">getData('</text:span><text:span text:style-name="T35">leaved.nextHospDate</text:span><text:span text:style-name="T40">')</text:span><text:change-end text:change-id="ct247364560"/><text:span text:style-name="T36"> </text:span></text:p>
      <text:p text:style-name="P23"><text:span text:style-name="T10">Отделение госпитализации: </text:span><text:change-start text:change-id="ct247364664"/><text:span text:style-name="T18">getData ('</text:span><text:span text:style-name="T40">leaved.nextHospDepartment.name')</text:span><text:change-end text:change-id="ct247364664"/><text:span text:style-name="T36"> </text:span></text:p>
      <text:p text:style-name="P23"><text:span text:style-name="T10">Источник финансирования следующей госпитализации: </text:span><text:change-start text:change-id="ct247364768"/><text:span text:style-name="T42">getData('</text:span><text:span text:style-name="T40">leaved.nextHospFinanceType')</text:span><text:change-end text:change-id="ct247364768"/><text:span text:style-name="T37"> </text:span></text:p>
      <text:p text:style-name="P13"/>
      <text:p text:style-name="P13"/>
      <text:p text:style-name="P10"><text:span text:style-name="T16">Подпись лечащего врача _______________________ </text:span><text:span text:style-name="T10">/ </text:span><text:change-start text:change-id="ct247364872"/><text:span text:style-name="T42">getFullName('</text:span><text:span text:style-name="T40">leaved.leavedDoctor.name')</text:span><text:change-end text:change-id="ct247364872"/><text:span text:style-name="T10"> /</text:span></text:p>
      <text:p text:style-name="P32"/>
      <text:p text:style-name="P32">Подпись заведующего отделением _______________________ <text:span text:style-name="T26">/ ФИО 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6692104" text:id="ct96692104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247052680" text:id="ct247052680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47052784" text:id="ct247052784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47052888" text:id="ct247052888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96692104"/><text:span text:style-name="MT1">getData('patient.id')</text:span><text:change-end text:change-id="ct96692104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247052680"/><text:span text:style-name="MT2">getData('id')</text:span><text:change-end text:change-id="ct247052680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47052784"/>getBarcode39('<text:span text:style-name="MT3">patient.id</text:span>')<text:change-end text:change-id="ct247052784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247052888"/>getBarcode39(<text:span text:style-name="MT4">'id'</text:span>)<text:change-end text:change-id="ct247052888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8-04T00:34:55.08</dc:date>
    <meta:editing-duration>PT8H10M53S</meta:editing-duration>
    <meta:editing-cycles>87</meta:editing-cycles>
    <meta:generator>OpenOffice.org/3.4.1$Win32 OpenOffice.org_project/341m1$Build-9593</meta:generator>
    <meta:document-statistic meta:table-count="5" meta:image-count="0" meta:object-count="0" meta:page-count="3" meta:paragraph-count="130" meta:word-count="432" meta:character-count="4958"/>
  </office:meta>
</office:document-meta>
</file>